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lassified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True MOT</text:p>
          </table:table-cell>
          <table:table-cell table:style-name="ce1" office:value-type="string" calcext:value-type="string">
            <text:p>% Class</text:p>
          </table:table-cell>
          <table:table-cell table:style-name="ce1" office:value-type="string" calcext:value-type="string">
            <text:p>% Fai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2]/([.C2]+[.F2]+[.E2]))" office:value-type="float" office:value="0.914285714285714" calcext:value-type="float">
            <text:p>0.9142857143</text:p>
          </table:table-cell>
          <table:table-cell table:formula="of:=SUM([.E2]/([.E2]+[.C2]))" office:value-type="float" office:value="0.0303030303030303" calcext:value-type="float">
            <text:p>0.03030303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]/([.C3]+[.F3]+[.E3]))" office:value-type="float" office:value="0.75" calcext:value-type="float">
            <text:p>0.75</text:p>
          </table:table-cell>
          <table:table-cell table:formula="of:=SUM([.E3]/([.E3]+[.C3])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4]/([.C4]+[.F4]+[.E4]))" office:value-type="float" office:value="0.777777777777778" calcext:value-type="float">
            <text:p>0.7777777778</text:p>
          </table:table-cell>
          <table:table-cell table:formula="of:=SUM([.E4]/([.E4]+[.C4]))" office:value-type="float" office:value="0.0454545454545455" calcext:value-type="float">
            <text:p>0.0454545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5]/([.C5]+[.F5]+[.E5]))" office:value-type="float" office:value="0.84" calcext:value-type="float">
            <text:p>0.84</text:p>
          </table:table-cell>
          <table:table-cell table:formula="of:=SUM([.E5]/([.E5]+[.C5]))" office:value-type="float" office:value="0.0454545454545455" calcext:value-type="float">
            <text:p>0.0454545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6]/([.C6]+[.F6]+[.E6]))" office:value-type="float" office:value="0.821428571428571" calcext:value-type="float">
            <text:p>0.8214285714</text:p>
          </table:table-cell>
          <table:table-cell table:formula="of:=SUM([.E6]/([.E6]+[.C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7]/([.C7]+[.F7]+[.E7]))" office:value-type="float" office:value="0.806451612903226" calcext:value-type="float">
            <text:p>0.8064516129</text:p>
          </table:table-cell>
          <table:table-cell table:formula="of:=SUM([.E7]/([.E7]+[.C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8]/([.C8]+[.F8]+[.E8]))" office:value-type="float" office:value="0.862068965517241" calcext:value-type="float">
            <text:p>0.8620689655</text:p>
          </table:table-cell>
          <table:table-cell table:formula="of:=SUM([.E8]/([.E8]+[.C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]/([.C9]+[.F9]+[.E9]))" office:value-type="float" office:value="0.833333333333333" calcext:value-type="float">
            <text:p>0.8333333333</text:p>
          </table:table-cell>
          <table:table-cell table:formula="of:=SUM([.E9]/([.E9]+[.C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0]/([.C10]+[.F10]+[.E10]))" office:value-type="float" office:value="0.838709677419355" calcext:value-type="float">
            <text:p>0.8387096774</text:p>
          </table:table-cell>
          <table:table-cell table:formula="of:=SUM([.E10]/([.E10]+[.C10]))"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1]/([.C11]+[.F11]+[.E11]))" office:value-type="float" office:value="0.92" calcext:value-type="float">
            <text:p>0.92</text:p>
          </table:table-cell>
          <table:table-cell table:formula="of:=SUM([.E11]/([.E11]+[.C11]))" office:value-type="float" office:value="0.0416666666666667" calcext:value-type="float">
            <text:p>0.04166666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12]/([.C12]+[.F12]+[.E12]))" office:value-type="float" office:value="0.885714285714286" calcext:value-type="float">
            <text:p>0.8857142857</text:p>
          </table:table-cell>
          <table:table-cell table:formula="of:=SUM([.E12]/([.E12]+[.C1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13]/([.C13]+[.F13]+[.E13]))" office:value-type="float" office:value="0.866666666666667" calcext:value-type="float">
            <text:p>0.8666666667</text:p>
          </table:table-cell>
          <table:table-cell table:formula="of:=SUM([.E13]/([.E13]+[.C1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14]/([.C14]+[.F14]+[.E14]))" office:value-type="float" office:value="0.862068965517241" calcext:value-type="float">
            <text:p>0.8620689655</text:p>
          </table:table-cell>
          <table:table-cell table:formula="of:=SUM([.E14]/([.E14]+[.C1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15]/([.C15]+[.F15]+[.E15]))" office:value-type="float" office:value="0.842105263157895" calcext:value-type="float">
            <text:p>0.8421052632</text:p>
          </table:table-cell>
          <table:table-cell table:formula="of:=SUM([.E15]/([.E15]+[.C15]))" office:value-type="float" office:value="0.0303030303030303" calcext:value-type="float">
            <text:p>0.0303030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6]/([.C16]+[.F16]+[.E16]))" office:value-type="float" office:value="0.897435897435897" calcext:value-type="float">
            <text:p>0.8974358974</text:p>
          </table:table-cell>
          <table:table-cell table:formula="of:=SUM([.E16]/([.E16]+[.C16]))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17]/([.C17]+[.F17]+[.E17]))" office:value-type="float" office:value="0.714285714285714" calcext:value-type="float">
            <text:p>0.7142857143</text:p>
          </table:table-cell>
          <table:table-cell table:formula="of:=SUM([.E17]/([.E17]+[.C17]))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18]/([.C18]+[.F18]+[.E18]))" office:value-type="float" office:value="0.772727272727273" calcext:value-type="float">
            <text:p>0.7727272727</text:p>
          </table:table-cell>
          <table:table-cell table:formula="of:=SUM([.E18]/([.E18]+[.C1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C19]/([.C19]+[.F19]+[.E19]))" office:value-type="float" office:value="0.80952380952381" calcext:value-type="float">
            <text:p>0.8095238095</text:p>
          </table:table-cell>
          <table:table-cell table:formula="of:=SUM([.E19]/([.E19]+[.C19]))"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20]/([.C20]+[.F20]+[.E20]))" office:value-type="float" office:value="0.857142857142857" calcext:value-type="float">
            <text:p>0.8571428571</text:p>
          </table:table-cell>
          <table:table-cell table:formula="of:=SUM([.E20]/([.E20]+[.C20])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21]/([.C21]+[.F21]+[.E21]))" office:value-type="float" office:value="0.84375" calcext:value-type="float">
            <text:p>0.84375</text:p>
          </table:table-cell>
          <table:table-cell table:formula="of:=SUM([.E21]/([.E21]+[.C21])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formula="of:=VAR([.G2:.G21])" office:value-type="float" office:value="0.00282600007794844" calcext:value-type="float">
            <text:p>0.0028260001</text:p>
          </table:table-cell>
          <table:table-cell table:formula="of:=VAR([.H2:.H21])" office:value-type="float" office:value="0.00100165118552536" calcext:value-type="float">
            <text:p>0.0010016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4:17:18.449093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01:20.647174705</meta:creation-date>
    <dc:date>2017-06-08T14:37:49.051001830</dc:date>
    <meta:editing-duration>PT2H8M57S</meta:editing-duration>
    <meta:editing-cycles>2</meta:editing-cycles>
    <meta:generator>LibreOffice/4.2.8.2$Linux_X86_64 LibreOffice_project/420m0$Build-2</meta:generator>
    <meta:document-statistic meta:table-count="1" meta:cell-count="170" meta:object-count="0"/>
  </office:meta>
</office:document-meta>
</file>